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5027b7" officeooo:paragraph-rsid="0014323c"/>
    </style:style>
    <style:style style:name="P2" style:family="paragraph" style:parent-style-name="Standard">
      <style:text-properties officeooo:rsid="0014323c" officeooo:paragraph-rsid="0014323c"/>
    </style:style>
    <style:style style:name="P3" style:family="paragraph" style:parent-style-name="Standard">
      <style:text-properties officeooo:rsid="0014323c" officeooo:paragraph-rsid="00161f84"/>
    </style:style>
    <style:style style:name="P4" style:family="paragraph" style:parent-style-name="Standard">
      <style:text-properties officeooo:paragraph-rsid="0014323c"/>
    </style:style>
    <style:style style:name="P5" style:family="paragraph" style:parent-style-name="Standard">
      <style:text-properties officeooo:rsid="001922e8" officeooo:paragraph-rsid="001922e8"/>
    </style:style>
    <style:style style:name="P6" style:family="paragraph" style:parent-style-name="Standard">
      <style:text-properties officeooo:rsid="001acac1" officeooo:paragraph-rsid="001acac1"/>
    </style:style>
    <style:style style:name="T1" style:family="text">
      <style:text-properties officeooo:rsid="0014323c"/>
    </style:style>
    <style:style style:name="T2" style:family="text">
      <style:text-properties officeooo:rsid="00161f84"/>
    </style:style>
    <style:style style:name="T3" style:family="text">
      <style:text-properties officeooo:rsid="001acac1"/>
    </style:style>
    <style:style style:name="fr1" style:family="graphic" style:parent-style-name="OLE">
      <style:graphic-properties style:vertical-pos="top" style:vertical-rel="baseline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endix:</text:p>
      <text:p text:style-name="P4"><text:span text:style-name="T1">1.Population statistics of England and Wales including merged population, birth rate, and death data from 1949 to 1960. The data is adapted from “</text:span>Vital Statistics: Population and Health Reference Tables” <text:span text:style-name="T1">(attached as “annualreferencetablesummer2015_tcm77-416007.xls”)</text:span></text:p>
      <text:p text:style-name="P4"><text:span text:style-name="T1">File name: “EWpop_short.csv”</text:span></text:p>
      <text:p text:style-name="P2"/>
      <text:p text:style-name="P2"><draw:frame draw:style-name="fr1" draw:name="Object1" text:anchor-type="as-char" svg:width="8.146cm" svg:height="5.8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2. Measles infection cases in England and Wales from 1950-1959 is a courtesy from Dr. Lewis Philip (UCL, cell and development).</text:p>
      <text:p text:style-name="P3">Filename: “<text:span text:style-name="T2">measles_data.csv”</text:span></text:p>
      <text:p text:style-name="P3"/>
      <text:p text:style-name="P5">3. Python Code to reproduce the used figures, <text:span text:style-name="T3">in the form of Jupyter pyhton2 notebook</text:span></text:p>
      <text:p text:style-name="P6">Filename:measles.ipyn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3:55:48.551500350</meta:creation-date>
    <dc:date>2017-03-14T14:23:32.947746356</dc:date>
    <meta:editing-duration>PT14M18S</meta:editing-duration>
    <meta:editing-cycles>3</meta:editing-cycles>
    <meta:generator>LibreOffice/5.1.6.2$Linux_X86_64 LibreOffice_project/10m0$Build-2</meta:generator>
    <meta:document-statistic meta:table-count="0" meta:image-count="0" meta:object-count="1" meta:page-count="1" meta:paragraph-count="8" meta:word-count="76" meta:character-count="566" meta:non-whitespace-character-count="4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ukpop_sh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45906725" calcext:value-type="float">
            <text:p>45906725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14638541" calcext:value-type="float">
            <text:p>0.0114638541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45363697" calcext:value-type="float">
            <text:p>45363697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16315696" calcext:value-type="float">
            <text:p>0.0116315696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45165549" calcext:value-type="float">
            <text:p>45165549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116647094" calcext:value-type="float">
            <text:p>0.0116647094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44930497" calcext:value-type="float">
            <text:p>44930497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114592545" calcext:value-type="float">
            <text:p>0.0114592545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44607325" calcext:value-type="float">
            <text:p>44607325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116871165" calcext:value-type="float">
            <text:p>0.0116871165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44520733" calcext:value-type="float">
            <text:p>4452073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6544352" calcext:value-type="float">
            <text:p>0.0116544352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44319145" calcext:value-type="float">
            <text:p>44319145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113245868" calcext:value-type="float">
            <text:p>0.0113245868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44153032" calcext:value-type="float">
            <text:p>44153032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14041771" calcext:value-type="float">
            <text:p>0.0114041771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44034967" calcext:value-type="float">
            <text:p>44034967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12974763" calcext:value-type="float">
            <text:p>0.0112974763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43711548" calcext:value-type="float">
            <text:p>43711548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25683033" calcext:value-type="float">
            <text:p>0.0125683033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44974000" calcext:value-type="float">
            <text:p>44974000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1346578" calcext:value-type="float">
            <text:p>0.011346578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43483214.2857143" calcext:value-type="float">
            <text:p>43483214.2857143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117455898" calcext:value-type="float">
            <text:p>0.011745589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13:58:05.3328268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